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0.991cm" style:rel-column-width="3821*"/>
    </style:style>
    <style:style style:name="Table2.B" style:family="table-column">
      <style:table-column-properties style:column-width="7.717cm" style:rel-column-width="29748*"/>
    </style:style>
    <style:style style:name="Table2.C" style:family="table-column">
      <style:table-column-properties style:column-width="0.286cm" style:rel-column-width="1101*"/>
    </style:style>
    <style:style style:name="Table2.D" style:family="table-column">
      <style:table-column-properties style:column-width="2.602cm" style:rel-column-width="10029*"/>
    </style:style>
    <style:style style:name="Table2.E" style:family="table-column">
      <style:table-column-properties style:column-width="2.293cm" style:rel-column-width="8839*"/>
    </style:style>
    <style:style style:name="Table2.F" style:family="table-column">
      <style:table-column-properties style:column-width="1.302cm" style:rel-column-width="5018*"/>
    </style:style>
    <style:style style:name="Table2.G" style:family="table-column">
      <style:table-column-properties style:column-width="1.102cm" style:rel-column-width="4249*"/>
    </style:style>
    <style:style style:name="Table2.H" style:family="table-column">
      <style:table-column-properties style:column-width="0.707cm" style:rel-column-width="273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ad9d2"/>
    </style:style>
    <style:style style:name="P2" style:family="paragraph" style:parent-style-name="Text_20_body">
      <style:text-properties officeooo:rsid="000c83c7" officeooo:paragraph-rsid="000c83c7"/>
    </style:style>
    <style:style style:name="P3" style:family="paragraph" style:parent-style-name="Text_20_body">
      <style:text-properties fo:color="#ffff99" fo:font-size="18pt" fo:text-shadow="1pt 1pt" officeooo:rsid="000c83c7" officeooo:paragraph-rsid="000c83c7" fo:background-color="#cc9999" style:font-size-asian="18pt" style:font-size-complex="18pt"/>
    </style:style>
    <style:style style:name="P4" style:family="paragraph" style:parent-style-name="Table_20_Contents">
      <style:text-properties officeooo:rsid="026a4849" officeooo:paragraph-rsid="000ad9d2"/>
    </style:style>
    <style:style style:name="P5" style:family="paragraph" style:parent-style-name="Table_20_Contents">
      <style:text-properties officeooo:rsid="026cddf1" officeooo:paragraph-rsid="000ad9d2"/>
    </style:style>
    <style:style style:name="P6" style:family="paragraph" style:parent-style-name="Table_20_Contents">
      <style:text-properties officeooo:rsid="026c50a5" officeooo:paragraph-rsid="000ad9d2"/>
    </style:style>
    <style:style style:name="P7" style:family="paragraph" style:parent-style-name="Table_20_Contents">
      <style:text-properties officeooo:rsid="026f30f9" officeooo:paragraph-rsid="000ad9d2"/>
    </style:style>
    <style:style style:name="P8" style:family="paragraph" style:parent-style-name="Table_20_Contents">
      <style:text-properties officeooo:rsid="026c265d" officeooo:paragraph-rsid="000ad9d2"/>
    </style:style>
    <style:style style:name="P9" style:family="paragraph" style:parent-style-name="Table_20_Contents">
      <style:text-properties officeooo:rsid="026d3a61" officeooo:paragraph-rsid="000ad9d2"/>
    </style:style>
    <style:style style:name="P10" style:family="paragraph" style:parent-style-name="Table_20_Contents">
      <style:text-properties officeooo:rsid="026e2322" officeooo:paragraph-rsid="000ad9d2"/>
    </style:style>
    <style:style style:name="P11" style:family="paragraph" style:parent-style-name="Table_20_Contents">
      <style:text-properties officeooo:paragraph-rsid="000ad9d2"/>
    </style:style>
    <style:style style:name="P12" style:family="paragraph" style:parent-style-name="Table_20_Contents">
      <style:text-properties officeooo:rsid="000ad9d2" officeooo:paragraph-rsid="000ad9d2"/>
    </style:style>
    <style:style style:name="P13" style:family="paragraph" style:parent-style-name="Standard">
      <style:text-properties fo:font-size="18pt" fo:font-weight="bold" officeooo:rsid="000ad9d2" officeooo:paragraph-rsid="000ad9d2" style:font-size-asian="18pt" style:font-weight-asian="bold" style:font-size-complex="18pt" style:font-weight-complex="bold"/>
    </style:style>
    <style:style style:name="P14" style:family="paragraph" style:parent-style-name="Standard">
      <style:text-properties fo:color="#336699" fo:font-weight="bold" officeooo:rsid="026e2322" officeooo:paragraph-rsid="000ad9d2" style:font-weight-asian="bold" style:font-weight-complex="bold"/>
    </style:style>
    <style:style style:name="P15" style:family="paragraph" style:parent-style-name="Standard">
      <style:text-properties officeooo:paragraph-rsid="000ad9d2"/>
    </style:style>
    <style:style style:name="P16" style:family="paragraph" style:parent-style-name="Standard">
      <style:text-properties fo:language="pt" fo:country="PT" officeooo:rsid="000c83c7" officeooo:paragraph-rsid="000c83c7"/>
    </style:style>
    <style:style style:name="P17" style:family="paragraph" style:parent-style-name="Standard">
      <style:text-properties officeooo:rsid="000c83c7" officeooo:paragraph-rsid="000c83c7"/>
    </style:style>
    <style:style style:name="P18" style:family="paragraph" style:parent-style-name="Standard">
      <style:text-properties fo:font-weight="bold" officeooo:rsid="000ad9d2" officeooo:paragraph-rsid="000ad9d2" style:font-weight-asian="bold" style:font-weight-complex="bold"/>
    </style:style>
    <style:style style:name="T1" style:family="text">
      <style:text-properties fo:color="#336699" fo:font-weight="bold" officeooo:rsid="026f30f9" style:font-weight-asian="bold" style:font-weight-complex="bold"/>
    </style:style>
    <style:style style:name="T2" style:family="text">
      <style:text-properties officeooo:rsid="000ad9d2"/>
    </style:style>
    <style:style style:name="T3" style:family="text">
      <style:text-properties officeooo:rsid="000c83c7"/>
    </style:style>
    <style:style style:name="T4" style:family="text">
      <style:text-properties fo:color="#663300" fo:font-size="18pt" fo:text-shadow="1pt 1pt" fo:background-color="#cc9999" loext:char-shading-value="0" style:font-size-asian="18pt" style:font-size-complex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pt" fo:country="PT"/>
    </style:style>
    <style:style style:name="T7" style:family="text">
      <style:text-properties fo:language="pt" fo:country="PT" fo:font-weight="bold" style:font-weight-asian="bold" style:font-weight-complex="bold"/>
    </style:style>
    <style:style style:name="T8" style:family="text">
      <style:text-properties fo:language="pt" fo:country="PT" fo:font-weight="bold" officeooo:rsid="000caada" style:font-weight-asian="bold" style:font-weight-complex="bold"/>
    </style:style>
    <style:style style:name="T9" style:family="text">
      <style:text-properties fo:language="pt" fo:country="PT" fo:font-weight="bold" officeooo:rsid="000e9b7a" style:font-weight-asian="bold" style:font-weight-complex="bold"/>
    </style:style>
    <style:style style:name="T10" style:family="text">
      <style:text-properties fo:language="pt" fo:country="PT" officeooo:rsid="000caada"/>
    </style:style>
    <style:style style:name="T11" style:family="text">
      <style:text-properties fo:language="pt" fo:country="PT" officeooo:rsid="000e9b7a"/>
    </style:style>
    <style:style style:name="T12" style:family="text">
      <style:text-properties fo:color="#ffff99" fo:font-size="16pt" fo:text-shadow="1pt 1pt" fo:background-color="#cc9999" loext:char-shading-value="0" style:font-size-asian="16pt" style:font-size-complex="16pt"/>
    </style:style>
    <style:style style:name="T13" style:family="text">
      <style:text-properties fo:color="#996633" fo:language="pt" fo:country="PT"/>
    </style:style>
    <style:style style:name="T14" style:family="text">
      <style:text-properties fo:color="#996633" fo:language="pt" fo:country="PT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996633" fo:language="pt" fo:country="PT" fo:font-style="italic" fo:font-weight="bold" officeooo:rsid="000caada" style:font-style-asian="italic" style:font-weight-asian="bold" style:font-style-complex="italic" style:font-weight-complex="bold"/>
    </style:style>
    <style:style style:name="T16" style:family="text">
      <style:text-properties fo:color="#996633" fo:language="pt" fo:country="PT" fo:font-weight="bold" style:font-weight-asian="bold" style:font-weight-complex="bold"/>
    </style:style>
    <style:style style:name="T17" style:family="text">
      <style:text-properties fo:color="#996633" fo:language="pt" fo:country="PT" fo:font-weight="bold" officeooo:rsid="000caada" style:font-weight-asian="bold" style:font-weight-complex="bold"/>
    </style:style>
    <style:style style:name="T18" style:family="text">
      <style:text-properties fo:color="#996633" fo:language="pt" fo:country="PT" fo:font-weight="bold" officeooo:rsid="000e9b7a" style:font-weight-asian="bold" style:font-weight-complex="bold"/>
    </style:style>
    <style:style style:name="T19" style:family="text">
      <style:text-properties fo:color="#996633" fo:font-size="16pt" fo:text-shadow="1pt 1pt" style:font-size-asian="16pt" style:font-size-complex="16pt"/>
    </style:style>
    <style:style style:name="T20" style:family="text">
      <style:text-properties fo:color="#996633" fo:font-size="16pt" fo:text-shadow="1pt 1pt" fo:background-color="#cc9999" loext:char-shading-value="0" style:font-size-asian="16pt" style:font-size-complex="16pt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size="16pt" fo:text-shadow="1pt 1pt" style:font-size-asian="16pt" style:font-size-complex="16pt"/>
    </style:style>
    <style:style style:name="T23" style:family="text">
      <style:text-properties officeooo:rsid="00111bac"/>
    </style:style>
    <style:style style:name="T24" style:family="text">
      <style:text-properties fo:color="#004586"/>
    </style:style>
    <style:style style:name="T25" style:family="text">
      <style:text-properties fo:color="#004586" fo:background-color="#cc9999" loext:char-shading-value="0"/>
    </style:style>
    <style:style style:name="T26" style:family="text">
      <style:text-properties fo:color="#004586" fo:background-color="#ccff66" loext:char-shading-value="0"/>
    </style:style>
    <style:style style:name="T27" style:family="text">
      <style:text-properties fo:color="#004586" officeooo:rsid="00146e41" fo:background-color="#ccff66" loext:char-shading-value="0"/>
    </style:style>
    <style:style style:name="T28" style:family="text">
      <style:text-properties fo:color="#004586" fo:font-weight="bold" fo:background-color="#ccff66" loext:char-shading-value="0" style:font-weight-asian="bold" style:font-weight-complex="bold"/>
    </style:style>
    <style:style style:name="T29" style:family="text">
      <style:text-properties fo:color="#004586" fo:font-style="italic" fo:background-color="#ccff66" loext:char-shading-value="0" style:font-style-asian="italic" style:font-style-complex="italic"/>
    </style:style>
    <style:style style:name="T30" style:family="text">
      <style:text-properties fo:color="#004586" fo:font-style="italic" officeooo:rsid="00146e41" fo:background-color="#ccff66" loext:char-shading-value="0" style:font-style-asian="italic" style:font-style-complex="italic"/>
    </style:style>
    <style:style style:name="T31" style:family="text">
      <style:text-properties officeooo:rsid="00146e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PA Design and Architecture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5">Output</text:p>
          </table:table-cell>
          <table:table-cell table:style-name="Table2.A1" office:value-type="string">
            <text:p text:style-name="P5">aulas</text:p>
          </table:table-cell>
          <table:table-cell table:style-name="Table2.A1" office:value-type="string">
            <text:p text:style-name="P5">questões</text:p>
          </table:table-cell>
          <table:table-cell table:style-name="Table2.A1" office:value-type="string">
            <text:p text:style-name="P6"/>
          </table:table-cell>
          <table:table-cell table:style-name="Table2.H1" office:value-type="string">
            <text:p text:style-name="P6"/>
          </table:table-cell>
        </table:table-row>
        <table:table-row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18">The basic – O que é uma single page application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5"><text:span text:style-name="T2">Mapa</text:span>(1)</text:p>
            <text:p text:style-name="P5">Video (<text:span text:style-name="T2">1</text:span>),</text:p>
            <text:p text:style-name="P5"><text:span text:style-name="T3">Slide</text:span>(1)</text:p>
            <text:p text:style-name="P5"/>
          </table:table-cell>
          <table:table-cell table:style-name="Table2.A2" office:value-type="string">
            <text:p text:style-name="P7"><text:span text:style-name="T2">2</text:span>h</text:p>
          </table:table-cell>
          <table:table-cell table:style-name="Table2.A2" office:value-type="string">
            <text:p text:style-name="P12">0</text:p>
          </table:table-cell>
          <table:table-cell table:style-name="Table2.A2" office:value-type="string">
            <text:p text:style-name="P6">R1</text:p>
          </table:table-cell>
          <table:table-cell table:style-name="Table2.H2" office:value-type="string">
            <text:p text:style-name="P6">R2</text:p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5"><text:span text:style-name="T1"/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7"/>
          </table:table-cell>
          <table:table-cell table:style-name="Table2.H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H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H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H2" office:value-type="string">
            <text:p text:style-name="P11"/>
          </table:table-cell>
        </table:table-row>
      </table:table>
      <text:p text:style-name="P1"/>
      <text:p text:style-name="P3">Cap 1.1 O que é uma single Page Application?</text:p>
      <text:p text:style-name="P16"><text:bookmark text:name="result_box"/><text:span text:style-name="T5">Este capítulo cobre<text:line-break/></text:span>■ A definição de uma aplicação única página (SPA)<text:line-break/>■ Uma visão geral dos elementos básicos de um SPA<text:line-break/>■ Os benefícios da ZPE mais tradicional web<text:line-break/>aplicações</text:p>
      <text:p text:style-name="P17"><text:span text:style-name="T6"><text:line-break/></text:span><text:span text:style-name="T7">Resumo<text:line-break/></text:span><text:span text:style-name="T6">Aqui está uma rápida recapitulação sobre SPA:<text:line-break/><text:line-break/>- SPA s são uma abordagem para o desenvolvimento web em que toda a aplicação é alojados em uma única página.<text:line-break/>- Em um SPA, </text:span><text:span text:style-name="T16">não há atualizações</text:span><text:span text:style-name="T6"> de página inteira ocorrer após o aplicativo é carregado. Em vez disso, </text:span><text:span text:style-name="T10">a </text:span><text:span text:style-name="T6">lógica é carregado </text:span><text:span text:style-name="T16">n</text:span><text:span text:style-name="T17">o front</text:span><text:span text:style-name="T6"> e apresentados em termos de </text:span><text:span text:style-name="T14">vi</text:span><text:span text:style-name="T15">ew-swapping</text:span><text:span text:style-name="T6"><text:line-break/>dentro de regiões de conteúdo.<text:line-break/>- SPA s comunicar com o servidor de forma </text:span><text:span text:style-name="T16">assíncrona</text:span><text:span text:style-name="T6">. Muitas vezes, o formato de dados usado<text:line-break/>na presente comunicação é </text:span><text:span text:style-name="T16">JSON</text:span><text:span text:style-name="T6"> texto -formatted.<text:line-break/><text:line-break/>- </text:span><text:span text:style-name="T17">Frameworks</text:span><text:span text:style-name="T16"> MV *</text:span><text:span text:style-name="T6"> fornecer o mecanismo usado pelo SPA s para se casar com dados d</text:span><text:span text:style-name="T10">as</text:span><text:span text:style-name="T6"> noss</text:span><text:span text:style-name="T10">as</text:span><text:span text:style-name="T6"><text:line-break/>solicitações de servidor com </text:span><text:span text:style-name="T10">as</text:span><text:span text:style-name="T6"> vi</text:span><text:span text:style-name="T10">ews</text:span><text:span text:style-name="T6"> que o usuário vê e interage. Existem alter-<text:line-break/>nativ</text:span><text:span text:style-name="T10">a</text:span><text:span text:style-name="T6">s para MV * não abrangidos no livro, especialmente quando se utiliza tecnologias<text:line-break/>tais como Rea</text:span><text:span text:style-name="T10">ct</text:span><text:span text:style-name="T6"> ou Web Components.<text:line-break/>Em vez de depender de variáveis ​​e funções globais, o código JavaScript em um<text:line-break/></text:span><text:span text:style-name="T16">SPA é organizado usando módulos</text:span><text:span text:style-name="T6">. Módulos de fornecer o estado e / ou dados de </text:span><text:span text:style-name="T16">encapsulamento</text:span><text:span text:style-name="T6">. Eles também ajudam </text:span><text:span text:style-name="T10">com </text:span><text:span text:style-name="T6">código </text:span><text:span text:style-name="T16">d</text:span><text:span text:style-name="T17">esacoplado</text:span><text:span text:style-name="T6"> e mais f</text:span><text:span text:style-name="T10">ácil de se manter</text:span><text:span text:style-name="T6">.<text:line-break/>Alguns dos benefícios de um SPA incluem uma </text:span><text:span text:style-name="T16">sensação do tipo desktop</text:span><text:span text:style-name="T6">, um</text:span><text:span text:style-name="T11">a apresentação desacoplada da </text:span><text:span text:style-name="T18">camada de ação</text:span><text:span text:style-name="T6">, car</text:span><text:span text:style-name="T11">regamento</text:span><text:span text:style-name="T6"> mais rápid</text:span><text:span text:style-name="T11">o</text:span><text:span text:style-name="T6"> e mais leves, menos tempo de espera do usuário e código mais </text:span><text:span text:style-name="T16">fácil </text:span><text:span text:style-name="T18">de se fazer </text:span><text:span text:style-name="T16">manutenção</text:span><text:span text:style-name="T6">.</text:span></text:p>
      <text:p text:style-name="P2"/>
      <text:p text:style-name="P16"><text:span text:style-name="T12">O que é uma aplicação de uma única página?</text:span><text:line-break/><text:span text:style-name="T5">Verticalização de fora desse movimento bem-sucedido, o conceito SPA leva desenvolvimento web<text:line-break/>mento para um nível totalmente novo, expandindo as técnicas de manipulação de nível de </text:span><text:soft-page-break/><text:span text:style-name="T5">página de<text:line-break/>AJAX para todo o aplicativo.</text:span> Além disso, os padrões e as práticas comummente<text:line-break/>usado na criação de uma ZPE pode levar a eficiência global em design da aplicação,<text:line-break/>a manutenção do código, e tempo de desenvolvimento. Ter uma implementação bem sucedida de uma aplicação de uma única página, porém, será bastante impactado pela sua compreensão de<text:line-break/>Arquitetura SPA.<text:line-break/>Tal como acontece com a maioria das soluções emergentes, o design da aplicação de uma única página inclui <text:span text:style-name="T23">várias</text:span> abordagens. Variados pareceres de peritos de hoje, além de uma infinidade de concorrentes bibliotecas e frameworks, pode fazer encontrar a solução certa para o seu projecto SPA<text:line-break/>desafiador. Quanto mais você sabe que vai para ele, o mais bem sucedido você será em encontrar-<text:line-break/>ing a aplicação que é certo para você e seus objetivos de desenvolvimento. É por isso<text:line-break/>Vou começar por fornecer uma compreensão clara de um SPA e seus benefícios. Ao longo<text:line-break/>do livro, você vai examinar cada faceta de desenvolvimento SPA usando um estilo de Java-<text:line-break/>Quadros de script comumente chamado de quadros MV *.</text:p>
      <text:p text:style-name="P2"/>
      <text:p text:style-name="P16"><text:bookmark text:name="result_box2"/><text:span text:style-name="T28">1.1</text:span><text:span text:style-name="T26"> </text:span><text:span text:style-name="T27">{</text:span><text:span text:style-name="T29">SPA em poucas palavras</text:span><text:span text:style-name="T30">}</text:span><text:line-break/>Em um SPA, todo o aplicativo é executado como uma única página da web. Nesta abordagem, <text:span text:style-name="T31">a camada de apresentação</text:span> para toda a aplicação foi <text:span text:style-name="T31">colocada</text:span> fora do servidor e é<text:line-break/>gerenciado a partir de dentro do navegador. Para se ter uma idéia melhor do que isto parece, você vai rever algumas ilustraçõe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3:27:23.459139748</meta:creation-date>
    <meta:generator>LibreOffice/4.4.6.3$Linux_X86_64 LibreOffice_project/40m0$Build-3</meta:generator>
    <dc:date>2016-02-02T13:59:05.627028848</dc:date>
    <meta:editing-duration>PT31M39S</meta:editing-duration>
    <meta:editing-cycles>8</meta:editing-cycles>
    <meta:document-statistic meta:table-count="1" meta:image-count="0" meta:object-count="0" meta:page-count="2" meta:paragraph-count="18" meta:word-count="557" meta:character-count="3242" meta:non-whitespace-character-count="2697"/>
  </office:meta>
</office:document-meta>
</file>